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A000000CC6366A127229BEAE1.png" manifest:media-type="image/png"/>
  <manifest:file-entry manifest:full-path="Pictures/10000201000000EF000000F281A744466D5B79BD.png" manifest:media-type="image/png"/>
  <manifest:file-entry manifest:full-path="Pictures/10001E3100000A7000000A702F44A5B7976531E7.svg" manifest:media-type="image/svg+xml"/>
  <manifest:file-entry manifest:full-path="Pictures/10000201000001B9000001216475643ECDBC74F4.png" manifest:media-type="image/png"/>
  <manifest:file-entry manifest:full-path="Pictures/1000108700001EC40000150D1F1A8D147DA6F213.svg" manifest:media-type="image/svg+xml"/>
  <manifest:file-entry manifest:full-path="Pictures/10000201000000650000006527E5E82E06CF0CB8.png" manifest:media-type="image/png"/>
  <manifest:file-entry manifest:full-path="Pictures/1000020100000500000001731A7B3622C800000C.png" manifest:media-type="image/png"/>
  <manifest:file-entry manifest:full-path="Pictures/10000201000001FE000002006B0252CEF7D941E4.png" manifest:media-type="image/png"/>
  <manifest:file-entry manifest:full-path="Pictures/10000201000003E8000004105C6858F4BAAE7E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dash" draw:stroke-dash="Long_20_Dash" svg:stroke-width="0.053cm" svg:stroke-color="#8a9d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75cm" fo:min-width="3.0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3.837cm, 0cm, 0cm)" draw:image-opacity="100%" style:mirror="none"/>
    </style:style>
    <style:style style:name="gr6" style:family="graphic" style:parent-style-name="standard">
      <style:graphic-properties draw:stroke="solid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2.428cm" fo:min-width="1.9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8a9d8f" draw:marker-start-width="0.358cm" draw:marker-end-width="0.358cm" draw:fill="none" draw:textarea-vertical-align="middle" draw:auto-grow-height="false" fo:min-height="5.424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75cm" fo:min-width="3.0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588cm" fo:min-width="2.115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cover-title">
      <style:graphic-properties draw:textarea-vertical-align="middle" fo:min-height="2.007cm"/>
      <style:paragraph-properties style:writing-mode="lr-tb"/>
    </style:style>
    <style:style style:name="pr2" style:family="presentation" style:parent-style-name="cover-notes">
      <style:graphic-properties draw:fill-color="#ffffff" fo:min-height="11.179cm"/>
      <style:paragraph-properties style:writing-mode="lr-tb"/>
    </style:style>
    <style:style style:name="pr3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374d3d"/>
      <style:paragraph-properties fo:text-align="center"/>
      <style:text-properties fo:color="#ffffff"/>
    </style:style>
    <style:style style:name="P7" style:family="paragraph">
      <loext:graphic-properties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1.438cm" svg:height="12.462cm" svg:x="0.5cm" svg:y="1cm" presentation:class="title" presentation:user-transformed="true">
          <draw:text-box>
            <text:p>Apache Camel <text:s/>Monitoring<text:line-break/><text:line-break/>With<text:line-break/><text:line-break/>Prometheus<text:line-break/>Grafana</text:p>
          </draw:text-box>
        </draw:frame>
        <draw:frame draw:style-name="gr1" draw:text-style-name="P2" draw:layer="layout" svg:width="6.35cm" svg:height="6.604cm" svg:x="19.812cm" svg:y="6.858cm">
          <draw:image xlink:href="Pictures/10000201000003E8000004105C6858F4BAAE7ECC.png" xlink:type="simple" xlink:show="embed" xlink:actuate="onLoad" loext:mime-type="image/png">
            <text:p/>
          </draw:image>
        </draw:frame>
        <draw:frame draw:style-name="gr1" draw:text-style-name="P2" draw:layer="layout" svg:width="6.579cm" svg:height="6.604cm" svg:x="12.36cm" svg:y="6.858cm">
          <draw:image xlink:href="Pictures/10000201000001FE000002006B0252CEF7D941E4.png" xlink:type="simple" xlink:show="embed" xlink:actuate="onLoad" loext:mime-type="image/png">
            <text:p/>
          </draw:image>
        </draw:frame>
        <draw:frame draw:style-name="gr1" draw:text-style-name="P2" draw:layer="layout" svg:width="14.795cm" svg:height="4.287cm" svg:x="12.129cm" svg:y="1cm">
          <draw:image xlink:href="Pictures/1000020100000500000001731A7B3622C80000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932cm" svg:height="9.524cm" svg:x="1.058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line draw:style-name="gr3" draw:text-style-name="P4" draw:layer="layout" svg:x1="18.288cm" svg:y1="1.27cm" svg:x2="18.288cm" svg:y2="14.224cm">
          <text:p/>
        </draw:line>
        <draw:line draw:style-name="gr3" draw:text-style-name="P4" draw:layer="layout" svg:x1="10.768cm" svg:y1="1.27cm" svg:x2="10.768cm" svg:y2="14.224cm">
          <text:p/>
        </draw:line>
        <draw:custom-shape draw:style-name="gr4" draw:text-style-name="P6" draw:layer="layout" svg:width="3.81cm" svg:height="1.27cm" svg:x="0.878cm" svg:y="11.168cm">
          <text:p text:style-name="P5">JVM </text:p>
          <text:p text:style-name="P5">Metrics</text:p>
          <draw:enhanced-geometry svg:viewBox="0 0 21600 21600" draw:path-stretchpoint-x="10800" draw:path-stretchpoint-y="10800" draw:text-areas="?f3 ?f4 ?f5 ?f6" draw:type="round-rectangle" draw:modifiers="6375.8609380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3.81cm" svg:height="3.825cm" svg:x="12.792cm" svg:y="2.152cm">
          <draw:image xlink:href="Pictures/10000201000001FE000002006B0252CEF7D941E4.png" xlink:type="simple" xlink:show="embed" xlink:actuate="onLoad" loext:mime-type="image/png">
            <text:p/>
          </draw:image>
        </draw:frame>
        <draw:frame draw:style-name="gr1" draw:text-style-name="P2" draw:layer="layout" svg:width="3.566cm" svg:height="3.709cm" svg:x="22.088cm" svg:y="2.21cm">
          <draw:image xlink:href="Pictures/10000201000003E8000004105C6858F4BAAE7ECC.png" xlink:type="simple" xlink:show="embed" xlink:actuate="onLoad" loext:mime-type="image/png">
            <text:p/>
          </draw:image>
        </draw:frame>
        <draw:frame draw:style-name="gr1" draw:text-style-name="P2" draw:layer="layout" svg:width="6.24cm" svg:height="4.089cm" svg:x="20.79cm" svg:y="7.535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1" draw:text-style-name="P2" draw:layer="layout" svg:width="1.584cm" svg:height="1.584cm" svg:x="24.066cm" svg:y="8.368cm">
          <draw:image xlink:href="Pictures/10001E3100000A7000000A702F44A5B7976531E7.svg" xlink:type="simple" xlink:show="embed" xlink:actuate="onLoad" loext:mime-type="image/svg+xml">
            <text:p/>
          </draw:image>
          <draw:image xlink:href="Pictures/10000201000000650000006527E5E82E06CF0CB8.png" xlink:type="simple" xlink:show="embed" xlink:actuate="onLoad" loext:mime-type="image/png"/>
        </draw:frame>
        <draw:frame draw:style-name="gr1" draw:text-style-name="P2" draw:layer="layout" svg:width="3.556cm" svg:height="3.601cm" svg:x="12.792cm" svg:y="7.8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5" draw:text-style-name="P2" draw:layer="layout" svg:width="4.152cm" svg:height="4.064cm" svg:x="1.69cm" svg:y="2.032cm">
          <draw:image xlink:href="Pictures/1000020100000500000001731A7B3622C800000C.png" xlink:type="simple" xlink:show="embed" xlink:actuate="onLoad" loext:mime-type="image/png">
            <text:p/>
          </draw:image>
        </draw:frame>
        <draw:frame draw:style-name="gr1" draw:text-style-name="P2" draw:layer="layout" svg:width="1.914cm" svg:height="1.31cm" svg:x="22.152cm" svg:y="8.488cm">
          <draw:image xlink:href="Pictures/1000108700001EC40000150D1F1A8D147DA6F213.svg" xlink:type="simple" xlink:show="embed" xlink:actuate="onLoad" loext:mime-type="image/svg+xml">
            <text:p/>
          </draw:image>
          <draw:image xlink:href="Pictures/100002010000012A000000CC6366A127229BEAE1.png" xlink:type="simple" xlink:show="embed" xlink:actuate="onLoad" loext:mime-type="image/png"/>
        </draw:frame>
        <draw:custom-shape draw:style-name="gr4" draw:text-style-name="P6" draw:layer="layout" svg:width="3.81cm" svg:height="1.27cm" svg:x="0.878cm" svg:y="9.898cm">
          <text:p text:style-name="P5">Camel Context</text:p>
          <text:p text:style-name="P5"><text:s/>Metrics</text:p>
          <draw:enhanced-geometry svg:viewBox="0 0 21600 21600" draw:path-stretchpoint-x="10800" draw:path-stretchpoint-y="10800" draw:text-areas="?f3 ?f4 ?f5 ?f6" draw:type="round-rectangle" draw:modifiers="6375.8609380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1.27cm" svg:x="0.878cm" svg:y="8.628cm">
          <text:p text:style-name="P5">Camel Route</text:p>
          <text:p text:style-name="P5"><text:s/>Metrics</text:p>
          <draw:enhanced-geometry svg:viewBox="0 0 21600 21600" draw:path-stretchpoint-x="10800" draw:path-stretchpoint-y="10800" draw:text-areas="?f3 ?f4 ?f5 ?f6" draw:type="round-rectangle" draw:modifiers="6375.8609380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1.27cm" svg:x="0.878cm" svg:y="7.359cm">
          <text:p text:style-name="P5">Camel Processor</text:p>
          <text:p text:style-name="P5"><text:s/>Metrics</text:p>
          <draw:enhanced-geometry svg:viewBox="0 0 21600 21600" draw:path-stretchpoint-x="10800" draw:path-stretchpoint-y="10800" draw:text-areas="?f3 ?f4 ?f5 ?f6" draw:type="round-rectangle" draw:modifiers="6375.8609380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48cm" svg:height="3.256cm" svg:x="6.096cm" svg:y="8.428cm">
          <text:p text:style-name="P5">JMX </text:p>
          <text:p text:style-name="P5">Exporter</text:p>
          <text:p text:style-name="P5"/>
          <text:p text:style-name="P5">(JMX to HTTP)</text:p>
          <draw:enhanced-geometry svg:viewBox="0 0 21600 21600" draw:path-stretchpoint-x="10800" draw:path-stretchpoint-y="10800" draw:text-areas="?f3 ?f4 ?f5 ?f6" draw:mirror-horizontal="false" draw:mirror-vertical="false" draw:type="round-rectangle" draw:modifiers="6375.8609380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67cm" svg:height="6.096cm" svg:x="4.172cm" svg:y="6.858cm">
          <text:p/>
          <draw:enhanced-geometry svg:viewBox="0 0 21600 21600" draw:glue-points="0 0 0 21600 21600 10800" draw:text-areas="0 ?f9 7800 ?f10" draw:type="right-brace" draw:modifiers="1800 10716.74594062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3.048cm" svg:height="1.778cm" svg:x="9.436cm" svg:y="9.09cm">
          <text:p text:style-name="P5">Scrap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3.048cm" svg:height="1.778cm" svg:x="16.856cm" svg:y="9.09cm">
          <text:p text:style-name="P5">Quer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office:forms form:automatic-focus="false" form:apply-design-mode="false"/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office:forms form:automatic-focus="false" form:apply-design-mode="false"/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2T15:57:58.566436177</dc:date>
    <meta:editing-duration>PT3H5M18S</meta:editing-duration>
    <meta:editing-cycles>29</meta:editing-cycles>
    <meta:document-statistic meta:object-count="67"/>
  </office:meta>
</office:document-meta>
</file>